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1.25cm"/>
    </style:style>
    <style:style style:name="gr2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3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svg:stroke-color="#009900"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svg:stroke-color="#0000cc"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svg:stroke-color="#0000ff" draw:fill="none" draw:textarea-horizontal-align="center" draw:textarea-vertical-align="middle"/>
    </style:style>
    <style:style style:name="gr8" style:family="graphic" style:parent-style-name="objectwithoutfill">
      <style:graphic-properties svg:stroke-color="#3333ff" draw:marker-end="Arrow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svg:stroke-color="#cc66ff" draw:marker-end="Arrow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svg:stroke-color="#ff9900" draw:marker-end="Arrow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svg:stroke-color="#006600" draw:marker-end="Arrow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svg:stroke-color="#00cc00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svg:stroke-color="#ff0000" draw:textarea-horizontal-align="center" draw:textarea-vertical-align="middle"/>
    </style:style>
    <style:style style:name="gr15" style:family="graphic" style:parent-style-name="standard">
      <style:graphic-properties svg:stroke-color="#ff00ff" draw:textarea-horizontal-align="center" draw:textarea-vertical-align="middle"/>
    </style:style>
    <style:style style:name="gr16" style:family="graphic" style:parent-style-name="objectwithoutfill">
      <style:graphic-properties svg:stroke-color="#ff3300" draw:marker-start="Arrow" draw:marker-start-width="0.3cm"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draw:stroke="solid" svg:stroke-color="#000000" draw:fill="solid" draw:fill-color="#cc0000" draw:textarea-vertical-align="middle" fo:min-height="1.25cm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1" draw:id="id21" draw:layer="layout" svg:width="2.8cm" svg:height="1.5cm" svg:x="29.696cm" svg:y="20.8cm">
          <draw:text-box>
            <text:p text:style-name="P1"><text:span text:style-name="T1">Server Starts</text:span></text:p>
          </draw:text-box>
        </draw:frame>
        <draw:frame draw:style-name="gr1" draw:text-style-name="P2" xml:id="id20" draw:id="id20" draw:layer="layout" svg:width="4cm" svg:height="1.952cm" svg:x="29.096cm" svg:y="23.074cm">
          <draw:text-box>
            <text:p text:style-name="P1"><text:span text:style-name="T1">Galaxy Generates the Game</text:span></text:p>
          </draw:text-box>
        </draw:frame>
        <draw:frame draw:style-name="gr1" draw:text-style-name="P2" xml:id="id1" draw:id="id1" draw:layer="layout" svg:width="2.8cm" svg:height="1.952cm" svg:x="29.696cm" svg:y="29.674cm">
          <draw:text-box>
            <text:p text:style-name="P1"><text:span text:style-name="T1">Galaxy Updates the Game</text:span></text:p>
          </draw:text-box>
        </draw:frame>
        <draw:frame draw:style-name="gr1" draw:text-style-name="P2" xml:id="id4" draw:id="id4" draw:layer="layout" svg:width="2.8cm" svg:height="1.952cm" svg:x="25.696cm" svg:y="34.874cm">
          <draw:text-box>
            <text:p text:style-name="P1"><text:span text:style-name="T1">Update all Sectors</text:span></text:p>
          </draw:text-box>
        </draw:frame>
        <draw:frame draw:style-name="gr1" draw:text-style-name="P2" xml:id="id5" draw:id="id5" draw:layer="layout" svg:width="2.8cm" svg:height="1.952cm" svg:x="33.696cm" svg:y="34.9cm">
          <draw:text-box>
            <text:p text:style-name="P1"><text:span text:style-name="T1">Update Combat Space</text:span></text:p>
          </draw:text-box>
        </draw:frame>
        <draw:frame draw:style-name="gr1" draw:text-style-name="P2" xml:id="id2" draw:id="id2" draw:layer="layout" svg:width="2.8cm" svg:height="1.5cm" svg:x="33.696cm" svg:y="32.3cm">
          <draw:text-box>
            <text:p text:style-name="P1"><text:span text:style-name="T1">Ship to Ship</text:span></text:p>
          </draw:text-box>
        </draw:frame>
        <draw:frame draw:style-name="gr1" draw:text-style-name="P2" xml:id="id3" draw:id="id3" draw:layer="layout" svg:width="2.8cm" svg:height="1.5cm" svg:x="25.696cm" svg:y="32.3cm">
          <draw:text-box>
            <text:p text:style-name="P1"><text:span text:style-name="T1">Sector Transit</text:span></text:p>
          </draw:text-box>
        </draw:frame>
        <draw:connector draw:style-name="gr2" draw:text-style-name="P1" draw:layer="layout" draw:type="lines" svg:x1="32.496cm" svg:y1="30.65cm" svg:x2="35.096cm" svg:y2="32.3cm" draw:start-shape="id1" draw:start-glue-point="1" draw:end-shape="id2" draw:end-glue-point="0" svg:d="m32496 30650h501l2099 1149v501">
          <text:p/>
        </draw:connector>
        <draw:connector draw:style-name="gr3" draw:text-style-name="P1" draw:layer="layout" draw:type="lines" svg:x1="29.696cm" svg:y1="30.65cm" svg:x2="27.096cm" svg:y2="32.3cm" draw:start-shape="id1" draw:start-glue-point="3" draw:end-shape="id3" draw:end-glue-point="0" svg:d="m29696 30650h-501l-2099 1149v501">
          <text:p/>
        </draw:connector>
        <draw:connector draw:style-name="gr3" draw:text-style-name="P1" draw:layer="layout" draw:type="lines" svg:x1="27.096cm" svg:y1="33.8cm" svg:x2="27.096cm" svg:y2="34.874cm" draw:start-shape="id3" draw:start-glue-point="2" draw:end-shape="id4" draw:end-glue-point="0" svg:d="m27096 33800v501 72 501">
          <text:p/>
        </draw:connector>
        <draw:connector draw:style-name="gr2" draw:text-style-name="P1" draw:layer="layout" draw:type="lines" svg:x1="35.096cm" svg:y1="33.8cm" svg:x2="35.096cm" svg:y2="34.9cm" draw:start-shape="id2" draw:start-glue-point="2" draw:end-shape="id5" draw:end-glue-point="0" svg:d="m35096 33800v501 98 501">
          <text:p/>
        </draw:connector>
        <draw:frame draw:style-name="gr1" draw:text-style-name="P2" xml:id="id11" draw:id="id11" draw:layer="layout" svg:width="4cm" svg:height="1.5cm" svg:x="33.088cm" svg:y="37.9cm">
          <draw:text-box>
            <text:p text:style-name="P1"><text:span text:style-name="T1">Set all Ship's initial stats</text:span></text:p>
          </draw:text-box>
        </draw:frame>
        <draw:frame draw:style-name="gr1" draw:text-style-name="P2" xml:id="id12" draw:id="id12" draw:layer="layout" svg:width="2.8cm" svg:height="2.519cm" svg:x="33.7cm" svg:y="40.691cm">
          <draw:text-box>
            <text:p text:style-name="P1"><text:span text:style-name="T1">Update all Engines Stations</text:span></text:p>
          </draw:text-box>
        </draw:frame>
        <draw:frame draw:style-name="gr1" draw:text-style-name="P2" xml:id="id6" draw:id="id6" draw:layer="layout" svg:width="2.8cm" svg:height="2.519cm" svg:x="33.7cm" svg:y="44.191cm">
          <draw:text-box>
            <text:p text:style-name="P1"><text:span text:style-name="T1">Update all Battery Stations</text:span></text:p>
          </draw:text-box>
        </draw:frame>
        <draw:frame draw:style-name="gr1" draw:text-style-name="P2" xml:id="id13" draw:id="id13" draw:layer="layout" svg:width="2.8cm" svg:height="2.519cm" svg:x="33.7cm" svg:y="47.791cm">
          <draw:text-box>
            <text:p text:style-name="P1"><text:span text:style-name="T1">Update all Shields Stations</text:span></text:p>
          </draw:text-box>
        </draw:frame>
        <draw:frame draw:style-name="gr1" draw:text-style-name="P2" xml:id="id14" draw:id="id14" draw:layer="layout" svg:width="2.8cm" svg:height="1.952cm" svg:x="33.7cm" svg:y="51.474cm">
          <draw:text-box>
            <text:p text:style-name="P1"><text:span text:style-name="T1">Update all Helm Stations</text:span></text:p>
          </draw:text-box>
        </draw:frame>
        <draw:frame draw:style-name="gr1" draw:text-style-name="P2" xml:id="id8" draw:id="id8" draw:layer="layout" svg:width="3.3cm" svg:height="1.5cm" svg:x="42.2cm" svg:y="43.5cm">
          <draw:text-box>
            <text:p text:style-name="P1"><text:span text:style-name="T1">Interupt Loop</text:span></text:p>
          </draw:text-box>
        </draw:frame>
        <draw:frame draw:style-name="gr1" draw:text-style-name="P2" xml:id="id17" draw:id="id17" draw:layer="layout" svg:width="5.5cm" svg:height="3.086cm" svg:x="32.344cm" svg:y="54.814cm">
          <draw:text-box>
            <text:p text:style-name="P1"><text:span text:style-name="T1">If all remaining Ships are the same alligience then Set the State to Fleet Transit</text:span></text:p>
          </draw:text-box>
        </draw:frame>
        <draw:frame draw:style-name="gr1" draw:text-style-name="P2" xml:id="id9" draw:id="id9" draw:layer="layout" svg:width="2.8cm" svg:height="1.5cm" svg:x="42.448cm" svg:y="46.1cm">
          <draw:text-box>
            <text:p text:style-name="P1"><text:span text:style-name="T1">Destroy the Ship</text:span></text:p>
          </draw:text-box>
        </draw:frame>
        <draw:frame draw:style-name="gr1" draw:text-style-name="P2" xml:id="id10" draw:id="id10" draw:layer="layout" svg:width="2.8cm" svg:height="1.5cm" svg:x="38.204cm" svg:y="46.086cm">
          <draw:text-box>
            <text:p text:style-name="P1"><text:span text:style-name="T1">Continue Loop</text:span></text:p>
          </draw:text-box>
        </draw:frame>
        <draw:frame draw:style-name="gr1" draw:text-style-name="P2" xml:id="id15" draw:id="id15" draw:layer="layout" svg:width="4cm" svg:height="1.952cm" svg:x="46.196cm" svg:y="43.274cm">
          <draw:text-box>
            <text:p text:style-name="P1"><text:span text:style-name="T1">Call Recenter() if it's the player's Ship</text:span></text:p>
          </draw:text-box>
        </draw:frame>
        <draw:frame draw:style-name="gr1" draw:text-style-name="P2" xml:id="id7" draw:id="id7" draw:layer="layout" svg:width="2.8cm" svg:height="1.5cm" svg:x="38.2cm" svg:y="43.5cm">
          <draw:text-box>
            <text:p text:style-name="P1"><text:span text:style-name="T1">Ship Dies</text:span></text:p>
          </draw:text-box>
        </draw:frame>
        <draw:connector draw:style-name="gr3" draw:text-style-name="P1" draw:layer="layout" draw:type="lines" draw:line-skew="0.695cm" svg:x1="36.5cm" svg:y1="45.45cm" svg:x2="38.2cm" svg:y2="44.25cm" draw:start-shape="id6" draw:start-glue-point="1" draw:end-shape="id7" draw:end-glue-point="3" svg:d="m36500 45450h1196l3-1200h501">
          <text:p/>
        </draw:connector>
        <draw:connector draw:style-name="gr3" draw:text-style-name="P1" draw:layer="layout" draw:type="lines" svg:x1="41cm" svg:y1="44.25cm" svg:x2="42.2cm" svg:y2="44.25cm" draw:start-shape="id7" draw:start-glue-point="1" draw:end-shape="id8" draw:end-glue-point="3" svg:d="m41000 44250h501 198 501">
          <text:p/>
        </draw:connector>
        <draw:connector draw:style-name="gr4" draw:text-style-name="P1" draw:layer="layout" draw:type="lines" svg:x1="42.448cm" svg:y1="46.85cm" svg:x2="41.004cm" svg:y2="46.836cm" draw:start-shape="id9" draw:start-glue-point="3" draw:end-shape="id10" draw:end-glue-point="1" svg:d="m42448 46850h-501l-442-14h-501">
          <text:p/>
        </draw:connector>
        <draw:connector draw:style-name="gr4" draw:text-style-name="P1" draw:layer="layout" draw:type="lines" draw:line-skew="-0.507cm 0.195cm" svg:x1="38.204cm" svg:y1="46.836cm" svg:x2="36.5cm" svg:y2="45.45cm" draw:start-shape="id10" draw:start-glue-point="3" draw:end-shape="id6" svg:d="m38204 46836h-1008v-1386h-696">
          <text:p/>
        </draw:connector>
        <draw:connector draw:style-name="gr5" draw:text-style-name="P1" draw:layer="layout" draw:type="lines" svg:x1="35.096cm" svg:y1="36.852cm" svg:x2="35.088cm" svg:y2="37.9cm" draw:start-shape="id5" draw:start-glue-point="2" draw:end-shape="id11" svg:d="m35096 36852v501l-8 46v501">
          <text:p/>
        </draw:connector>
        <draw:connector draw:style-name="gr2" draw:text-style-name="P1" draw:layer="layout" draw:type="lines" svg:x1="35.088cm" svg:y1="39.4cm" svg:x2="35.1cm" svg:y2="40.691cm" draw:start-shape="id11" draw:start-glue-point="2" draw:end-shape="id12" draw:end-glue-point="0" svg:d="m35088 39400v501l12 289v501">
          <text:p/>
        </draw:connector>
        <draw:connector draw:style-name="gr2" draw:text-style-name="P1" draw:layer="layout" draw:type="lines" svg:x1="35.1cm" svg:y1="43.21cm" svg:x2="35.1cm" svg:y2="44.191cm" draw:start-shape="id12" draw:start-glue-point="2" draw:end-shape="id6" svg:d="m35100 43210v501-21 501">
          <text:p/>
        </draw:connector>
        <draw:connector draw:style-name="gr2" draw:text-style-name="P1" draw:layer="layout" draw:type="lines" svg:x1="35.1cm" svg:y1="46.71cm" svg:x2="35.1cm" svg:y2="47.791cm" draw:start-shape="id6" draw:start-glue-point="2" draw:end-shape="id13" draw:end-glue-point="0" svg:d="m35100 46710v501 79 501">
          <text:p/>
        </draw:connector>
        <draw:connector draw:style-name="gr2" draw:text-style-name="P1" draw:layer="layout" draw:type="lines" svg:x1="35.1cm" svg:y1="50.31cm" svg:x2="35.1cm" svg:y2="51.474cm" draw:start-shape="id13" draw:start-glue-point="2" draw:end-shape="id14" draw:end-glue-point="0" svg:d="m35100 50310v501 162 501">
          <text:p/>
        </draw:connector>
        <draw:connector draw:style-name="gr3" draw:text-style-name="P1" draw:layer="layout" draw:type="lines" svg:x1="45.5cm" svg:y1="44.25cm" svg:x2="46.196cm" svg:y2="44.25cm" draw:start-shape="id8" draw:start-glue-point="1" draw:end-shape="id15" draw:end-glue-point="3" svg:d="m45500 44250h501-306 501">
          <text:p/>
        </draw:connector>
        <draw:connector draw:style-name="gr6" draw:text-style-name="P1" draw:layer="layout" draw:type="lines" svg:x1="48.196cm" svg:y1="45.226cm" svg:x2="48.2cm" svg:y2="47.7cm" draw:start-shape="id15" draw:start-glue-point="2" draw:end-shape="id16" draw:end-glue-point="0" svg:d="m48196 45226v501l4 1472v501">
          <text:p/>
        </draw:connector>
        <draw:connector draw:style-name="gr2" draw:text-style-name="P1" draw:layer="layout" draw:type="lines" svg:x1="35.1cm" svg:y1="53.426cm" svg:x2="35.094cm" svg:y2="54.814cm" draw:start-shape="id14" draw:start-glue-point="2" draw:end-shape="id17" svg:d="m35100 53426v501l-6 386v501">
          <text:p/>
        </draw:connector>
        <draw:connector draw:style-name="gr7" draw:text-style-name="P1" draw:layer="layout" draw:type="lines" svg:x1="37.844cm" svg:y1="56.357cm" svg:x2="50.7cm" svg:y2="53.91cm" draw:start-shape="id17" draw:start-glue-point="1" draw:end-shape="id18" draw:end-glue-point="2" svg:d="m37844 56357h501l12355-1946v-501">
          <text:p/>
        </draw:connector>
        <draw:connector draw:style-name="gr2" draw:text-style-name="P1" xml:id="id18" draw:id="id18" draw:layer="layout" svg:x1="50.7cm" svg:y1="53.91cm" svg:x2="31.098cm" svg:y2="26.367cm" draw:end-shape="id19" draw:end-glue-point="0" svg:d="m50700 53910v-28044h-19602v501">
          <text:p/>
        </draw:connector>
        <draw:connector draw:style-name="gr6" draw:text-style-name="P1" draw:layer="layout" svg:x1="31.096cm" svg:y1="25.026cm" svg:x2="31.098cm" svg:y2="26.367cm" draw:start-shape="id20" draw:start-glue-point="2" draw:end-shape="id19" draw:end-glue-point="0" svg:d="m31096 25026v671h2v670">
          <text:p/>
        </draw:connector>
        <draw:connector draw:style-name="gr6" draw:text-style-name="P1" draw:layer="layout" svg:x1="31.096cm" svg:y1="22.3cm" svg:x2="31.096cm" svg:y2="23.074cm" draw:start-shape="id21" draw:start-glue-point="2" draw:end-shape="id20" draw:end-glue-point="0" svg:d="m31096 22300v774">
          <text:p/>
        </draw:connector>
        <draw:frame draw:style-name="gr1" draw:text-style-name="P2" xml:id="id16" draw:id="id16" draw:layer="layout" svg:width="3.8cm" svg:height="2.519cm" svg:x="46.3cm" svg:y="47.7cm">
          <draw:text-box>
            <text:p text:style-name="P1"><text:span text:style-name="T1">Game over if there's no more friendly Ships</text:span></text:p>
          </draw:text-box>
        </draw:frame>
        <draw:connector draw:style-name="gr4" draw:text-style-name="P1" draw:layer="layout" svg:x1="48.196cm" svg:y1="45.226cm" svg:x2="45.248cm" svg:y2="46.85cm" draw:start-shape="id15" draw:start-glue-point="2" draw:end-shape="id9" draw:end-glue-point="1" svg:d="m48196 45226v1624h-2948">
          <text:p/>
        </draw:connector>
        <draw:frame draw:style-name="gr1" draw:text-style-name="P2" xml:id="id22" draw:id="id22" draw:layer="layout" svg:width="3.5cm" svg:height="1.5cm" svg:x="25.344cm" svg:y="37.7cm">
          <draw:text-box>
            <text:p text:style-name="P1"><text:span text:style-name="T1">Update all Fleets</text:span></text:p>
          </draw:text-box>
        </draw:frame>
        <draw:connector draw:style-name="gr3" draw:text-style-name="P1" draw:layer="layout" svg:x1="27.096cm" svg:y1="36.826cm" svg:x2="27.094cm" svg:y2="37.7cm" draw:start-shape="id4" draw:start-glue-point="2" draw:end-shape="id22" draw:end-glue-point="0" svg:d="m27096 36826v437h-2v437">
          <text:p/>
        </draw:connector>
        <draw:frame draw:style-name="gr1" draw:text-style-name="P2" xml:id="id23" draw:id="id23" draw:layer="layout" svg:width="3.9cm" svg:height="3.653cm" svg:x="19.696cm" svg:y="36.625cm">
          <draw:text-box>
            <text:p text:style-name="P1"><text:span text:style-name="T1">Interaction ocours (players have an interact button. AI's automatic)</text:span></text:p>
          </draw:text-box>
        </draw:frame>
        <draw:frame draw:style-name="gr1" draw:text-style-name="P2" xml:id="id24" draw:id="id24" draw:layer="layout" svg:width="2.8cm" svg:height="1.5cm" svg:x="15.796cm" svg:y="37.7cm">
          <draw:text-box>
            <text:p text:style-name="P1"><text:span text:style-name="T1">Interupt Loop</text:span></text:p>
          </draw:text-box>
        </draw:frame>
        <draw:frame draw:style-name="gr1" draw:text-style-name="P2" xml:id="id27" draw:id="id27" draw:layer="layout" svg:width="3.5cm" svg:height="1.5cm" svg:x="13.288cm" svg:y="40.5cm">
          <draw:text-box>
            <text:p text:style-name="P1"><text:span text:style-name="T1">Should Heal Fleet</text:span></text:p>
          </draw:text-box>
        </draw:frame>
        <draw:frame draw:style-name="gr1" draw:text-style-name="P2" xml:id="id26" draw:id="id26" draw:layer="layout" svg:width="2.8cm" svg:height="1.952cm" svg:x="11.396cm" svg:y="37.474cm">
          <draw:text-box>
            <text:p text:style-name="P1"><text:span text:style-name="T1">Should Merge Fleets</text:span></text:p>
          </draw:text-box>
        </draw:frame>
        <draw:frame draw:style-name="gr1" draw:text-style-name="P2" xml:id="id28" draw:id="id28" draw:layer="layout" svg:width="2.8cm" svg:height="2.519cm" svg:x="7.396cm" svg:y="37.2cm">
          <draw:text-box>
            <text:p text:style-name="P1"><text:span text:style-name="T1">Destroy second Fleet if it is empty</text:span></text:p>
          </draw:text-box>
        </draw:frame>
        <draw:frame draw:style-name="gr1" draw:text-style-name="P2" xml:id="id33" draw:id="id33" draw:layer="layout" svg:width="2.8cm" svg:height="1.5cm" svg:x="20.996cm" svg:y="40.9cm">
          <draw:text-box>
            <text:p text:style-name="P1"><text:span text:style-name="T1">Continue Loop</text:span></text:p>
          </draw:text-box>
        </draw:frame>
        <draw:frame draw:style-name="gr1" draw:text-style-name="P2" xml:id="id25" draw:id="id25" draw:layer="layout" svg:width="2.8cm" svg:height="1.952cm" svg:x="13.896cm" svg:y="34.174cm">
          <draw:text-box>
            <text:p text:style-name="P1"><text:span text:style-name="T1">Should engage Fleets</text:span></text:p>
          </draw:text-box>
        </draw:frame>
        <draw:frame draw:style-name="gr1" draw:text-style-name="P2" xml:id="id29" draw:id="id29" draw:layer="layout" svg:width="3.3cm" svg:height="1.952cm" svg:x="9.396cm" svg:y="34.174cm">
          <draw:text-box>
            <text:p text:style-name="P1"><text:span text:style-name="T1">AI Automated Fight</text:span></text:p>
          </draw:text-box>
        </draw:frame>
        <draw:frame draw:style-name="gr1" draw:text-style-name="P2" xml:id="id30" draw:id="id30" draw:layer="layout" svg:width="3.3cm" svg:height="1.952cm" svg:x="13.648cm" svg:y="31.174cm">
          <draw:text-box>
            <text:p text:style-name="P1"><text:span text:style-name="T1">Enter Ship to Ship Combat</text:span></text:p>
          </draw:text-box>
        </draw:frame>
        <draw:connector draw:style-name="gr8" draw:text-style-name="P1" draw:layer="layout" svg:x1="25.344cm" svg:y1="38.45cm" svg:x2="23.596cm" svg:y2="38.451cm" draw:start-shape="id22" draw:start-glue-point="3" draw:end-shape="id23" draw:end-glue-point="1" svg:d="m25344 38450h-874v1h-874">
          <text:p/>
        </draw:connector>
        <draw:connector draw:style-name="gr2" draw:text-style-name="P1" draw:layer="layout" svg:x1="19.696cm" svg:y1="38.451cm" svg:x2="18.596cm" svg:y2="38.45cm" draw:start-shape="id23" draw:start-glue-point="3" draw:end-shape="id24" draw:end-glue-point="1" svg:d="m19696 38451h-550v-1h-550">
          <text:p/>
        </draw:connector>
        <draw:connector draw:style-name="gr9" draw:text-style-name="P1" draw:layer="layout" svg:x1="15.796cm" svg:y1="38.45cm" svg:x2="15.296cm" svg:y2="36.126cm" draw:start-shape="id24" draw:start-glue-point="3" draw:end-shape="id25" draw:end-glue-point="2" svg:d="m15796 38450h-501v-1537h1v-787">
          <text:p/>
        </draw:connector>
        <draw:connector draw:style-name="gr10" draw:text-style-name="P1" draw:layer="layout" svg:x1="15.796cm" svg:y1="38.45cm" svg:x2="14.196cm" svg:y2="38.45cm" draw:start-shape="id24" draw:start-glue-point="3" draw:end-shape="id26" draw:end-glue-point="1" svg:d="m15796 38450h-1600">
          <text:p/>
        </draw:connector>
        <draw:connector draw:style-name="gr11" draw:text-style-name="P1" draw:layer="layout" svg:x1="15.796cm" svg:y1="38.45cm" svg:x2="15.038cm" svg:y2="40.5cm" draw:start-shape="id24" draw:start-glue-point="3" draw:end-shape="id27" draw:end-glue-point="0" svg:d="m15796 38450h-758v2050">
          <text:p/>
        </draw:connector>
        <draw:connector draw:style-name="gr12" draw:text-style-name="P1" draw:layer="layout" svg:x1="11.396cm" svg:y1="38.45cm" svg:x2="10.196cm" svg:y2="38.459cm" draw:start-shape="id26" draw:start-glue-point="3" draw:end-shape="id28" draw:end-glue-point="1" svg:d="m11396 38450h-600v9h-600">
          <text:p/>
        </draw:connector>
        <draw:connector draw:style-name="gr9" draw:text-style-name="P1" draw:layer="layout" svg:x1="13.896cm" svg:y1="35.15cm" svg:x2="12.696cm" svg:y2="35.15cm" draw:start-shape="id25" draw:start-glue-point="3" draw:end-shape="id29" draw:end-glue-point="1" svg:d="m13896 35150h-1200">
          <text:p/>
        </draw:connector>
        <draw:connector draw:style-name="gr13" draw:text-style-name="P1" draw:layer="layout" svg:x1="15.296cm" svg:y1="34.174cm" svg:x2="15.298cm" svg:y2="33.126cm" draw:start-shape="id25" draw:start-glue-point="0" draw:end-shape="id30" draw:end-glue-point="2" svg:d="m15296 34174v-524h2v-524">
          <text:p/>
        </draw:connector>
        <draw:connector draw:style-name="gr14" draw:text-style-name="P1" xml:id="id31" draw:id="id31" draw:layer="layout" svg:x1="9.396cm" svg:y1="35.15cm" svg:x2="6.461cm" svg:y2="35.151cm" draw:start-shape="id29" draw:start-glue-point="3" svg:d="m9396 35150h-1718v1h-1217">
          <text:p/>
        </draw:connector>
        <draw:connector draw:style-name="gr14" draw:text-style-name="P1" xml:id="id32" draw:id="id32" draw:layer="layout" svg:x1="6.461cm" svg:y1="35.151cm" svg:x2="6.462cm" svg:y2="42.586cm" draw:start-shape="id31" draw:start-glue-point="3" svg:d="m6461 35151v3968h1v3467">
          <text:p/>
        </draw:connector>
        <draw:connector draw:style-name="gr9" draw:text-style-name="P1" draw:layer="layout" draw:line-skew="3.271cm" svg:x1="6.462cm" svg:y1="42.586cm" svg:x2="20.996cm" svg:y2="41.65cm" draw:start-shape="id32" draw:start-glue-point="3" draw:end-shape="id33" draw:end-glue-point="3" svg:d="m6462 42586h10538v-936h3996">
          <text:p/>
        </draw:connector>
        <draw:connector draw:style-name="gr11" draw:text-style-name="P1" draw:layer="layout" svg:x1="16.788cm" svg:y1="41.25cm" svg:x2="20.996cm" svg:y2="41.65cm" draw:start-shape="id27" draw:start-glue-point="1" draw:end-shape="id33" draw:end-glue-point="3" svg:d="m16788 41250h2104v400h2104">
          <text:p/>
        </draw:connector>
        <draw:connector draw:style-name="gr10" draw:text-style-name="P1" draw:layer="layout" svg:x1="12.796cm" svg:y1="39.426cm" svg:x2="12.837cm" svg:y2="42.639cm" draw:start-shape="id26" draw:start-glue-point="2" svg:d="m12796 39426v1857h41v1356">
          <text:p/>
        </draw:connector>
        <draw:connector draw:style-name="gr12" draw:text-style-name="P1" draw:layer="layout" svg:x1="7.396cm" svg:y1="38.459cm" svg:x2="6.884cm" svg:y2="42.613cm" draw:start-shape="id28" draw:start-glue-point="3" svg:d="m7396 38459h-506v4154h-6">
          <text:p/>
        </draw:connector>
        <draw:connector draw:style-name="gr13" draw:text-style-name="P1" draw:layer="measurelines" svg:x1="15.298cm" svg:y1="31.174cm" svg:x2="15.319cm" svg:y2="25.294cm" draw:start-shape="id30" draw:start-glue-point="0" svg:d="m15298 31174v-3190h21v-2690">
          <text:p/>
        </draw:connector>
        <draw:connector draw:style-name="gr13" draw:text-style-name="P1" draw:layer="measurelines" svg:x1="23.796cm" svg:y1="41.65cm" svg:x2="25.344cm" svg:y2="38.45cm" draw:start-shape="id33" draw:start-glue-point="1" draw:end-shape="id22" svg:d="m23796 41650h774v-3200h774">
          <text:p/>
        </draw:connector>
        <draw:frame draw:style-name="gr1" draw:text-style-name="P2" xml:id="id34" draw:id="id34" draw:layer="measurelines" svg:width="2.8cm" svg:height="1.952cm" svg:x="25.696cm" svg:y="40.574cm">
          <draw:text-box>
            <text:p text:style-name="P1"><text:span text:style-name="T1">Update Space Stations</text:span></text:p>
          </draw:text-box>
        </draw:frame>
        <draw:connector draw:style-name="gr3" draw:text-style-name="P1" draw:layer="measurelines" svg:x1="27.094cm" svg:y1="39.2cm" svg:x2="27.096cm" svg:y2="40.574cm" draw:start-shape="id22" draw:start-glue-point="2" draw:end-shape="id34" draw:end-glue-point="0" svg:d="m27094 39200v687h2v687">
          <text:p/>
        </draw:connector>
        <draw:connector draw:style-name="gr15" draw:text-style-name="P1" xml:id="id35" draw:id="id35" draw:layer="measurelines" svg:x1="27.096cm" svg:y1="42.526cm" svg:x2="5.297cm" svg:y2="41.887cm" draw:start-shape="id34" draw:start-glue-point="2" svg:d="m27096 42526v501h-21799v-1140">
          <text:p/>
        </draw:connector>
        <draw:connector draw:style-name="gr3" draw:text-style-name="P1" draw:layer="measurelines" svg:x1="5.297cm" svg:y1="41.887cm" svg:x2="31.098cm" svg:y2="26.367cm" draw:start-shape="id35" draw:start-glue-point="3" draw:end-shape="id19" draw:end-glue-point="0" svg:d="m5297 41887v-16021h25801v501">
          <text:p/>
        </draw:connector>
        <draw:frame draw:style-name="gr1" draw:text-style-name="P2" xml:id="id19" draw:id="id19" draw:layer="measurelines" svg:width="4.604cm" svg:height="1.952cm" svg:x="28.796cm" svg:y="26.367cm">
          <draw:text-box>
            <text:p text:style-name="P1"><text:span text:style-name="T1">Sends/Receives/Connects to/from all Clients</text:span></text:p>
          </draw:text-box>
        </draw:frame>
        <draw:connector draw:style-name="gr6" draw:text-style-name="P1" draw:layer="measurelines" svg:x1="31.098cm" svg:y1="28.319cm" svg:x2="31.096cm" svg:y2="29.674cm" draw:start-shape="id19" draw:start-glue-point="2" draw:end-shape="id1" draw:end-glue-point="0" svg:d="m31098 28319v678h-2v677">
          <text:p/>
        </draw:connector>
        <draw:frame draw:style-name="gr1" draw:text-style-name="P2" xml:id="id36" draw:id="id36" draw:layer="measurelines" svg:width="2.8cm" svg:height="1.5cm" svg:x="46.552cm" svg:y="10cm">
          <draw:text-box>
            <text:p text:style-name="P1"><text:span text:style-name="T1">Client Starts</text:span></text:p>
          </draw:text-box>
        </draw:frame>
        <draw:frame draw:style-name="gr1" draw:text-style-name="P2" xml:id="id37" draw:id="id37" draw:layer="measurelines" svg:width="2.8cm" svg:height="1.5cm" svg:x="46.552cm" svg:y="12.5cm">
          <draw:text-box>
            <text:p text:style-name="P1"><text:span text:style-name="T1">Connects to Server</text:span></text:p>
          </draw:text-box>
        </draw:frame>
        <draw:frame draw:style-name="gr1" draw:text-style-name="P2" xml:id="id38" draw:id="id38" draw:layer="measurelines" svg:width="4.3cm" svg:height="2.519cm" svg:x="45.8cm" svg:y="15.2cm">
          <draw:text-box>
            <text:p text:style-name="P1"><text:span text:style-name="T1">Send/Receives messages to/from the Server</text:span></text:p>
          </draw:text-box>
        </draw:frame>
        <draw:frame draw:style-name="gr1" draw:text-style-name="P2" xml:id="id39" draw:id="id39" draw:layer="measurelines" svg:width="2.8cm" svg:height="1.5cm" svg:x="46.552cm" svg:y="18.7cm">
          <draw:text-box>
            <text:p text:style-name="P1"><text:span text:style-name="T1">Update Display</text:span></text:p>
          </draw:text-box>
        </draw:frame>
        <draw:connector draw:style-name="gr8" draw:text-style-name="P1" draw:layer="measurelines" svg:x1="47.952cm" svg:y1="11.5cm" svg:x2="47.952cm" svg:y2="12.5cm" draw:start-shape="id36" draw:start-glue-point="2" draw:end-shape="id37" draw:end-glue-point="0" svg:d="m47952 11500v1000">
          <text:p/>
        </draw:connector>
        <draw:connector draw:style-name="gr8" draw:text-style-name="P1" draw:layer="measurelines" svg:x1="47.952cm" svg:y1="14cm" svg:x2="47.95cm" svg:y2="15.2cm" draw:start-shape="id37" draw:start-glue-point="2" draw:end-shape="id38" draw:end-glue-point="0" svg:d="m47952 14000v600h-2v600">
          <text:p/>
        </draw:connector>
        <draw:connector draw:style-name="gr8" draw:text-style-name="P1" draw:layer="measurelines" svg:x1="47.95cm" svg:y1="17.719cm" svg:x2="47.952cm" svg:y2="18.7cm" draw:start-shape="id38" draw:start-glue-point="2" draw:end-shape="id39" draw:end-glue-point="0" svg:d="m47950 17719v491h2v490">
          <text:p/>
        </draw:connector>
        <draw:connector draw:style-name="gr8" draw:text-style-name="P1" draw:layer="measurelines" svg:x1="49.352cm" svg:y1="19.45cm" svg:x2="47.95cm" svg:y2="15.2cm" draw:start-shape="id39" draw:start-glue-point="1" draw:end-shape="id38" draw:end-glue-point="0" svg:d="m49352 19450h1249v-4751h-2651v501">
          <text:p/>
        </draw:connector>
        <draw:connector draw:style-name="gr16" draw:text-style-name="P1" draw:layer="measurelines" svg:x1="46.552cm" svg:y1="13.25cm" svg:x2="33.4cm" svg:y2="27.343cm" draw:start-shape="id37" draw:start-glue-point="3" draw:end-shape="id19" draw:end-glue-point="1" svg:d="m46552 13250h-6576v14093h-6576">
          <text:p/>
        </draw:connector>
        <draw:connector draw:style-name="gr16" draw:text-style-name="P1" draw:layer="measurelines" svg:x1="45.8cm" svg:y1="16.459cm" svg:x2="33.4cm" svg:y2="27.343cm" draw:start-shape="id38" draw:start-glue-point="3" draw:end-shape="id19" draw:end-glue-point="1" svg:d="m45800 16459h-6200v10884h-6200">
          <text:p/>
        </draw:connector>
        <draw:frame draw:style-name="gr17" draw:text-style-name="P2" xml:id="id40" draw:id="id40" draw:layer="measurelines" svg:width="2.8cm" svg:height="1.5cm" svg:x="29.7cm" svg:y="33cm">
          <draw:text-box>
            <text:p text:style-name="P1"><text:span text:style-name="T1">END</text:span></text:p>
          </draw:text-box>
        </draw:frame>
        <draw:connector draw:style-name="gr18" draw:text-style-name="P1" draw:layer="measurelines" svg:x1="31.096cm" svg:y1="31.626cm" svg:x2="31.1cm" svg:y2="33cm" draw:start-shape="id1" draw:start-glue-point="2" draw:end-shape="id40" draw:end-glue-point="0" svg:d="m31096 31626v687h4v687">
          <text:p/>
        </draw:connector>
        <draw:frame draw:style-name="gr17" draw:text-style-name="P2" xml:id="id41" draw:id="id41" draw:layer="measurelines" svg:width="2.8cm" svg:height="1.5cm" svg:x="46.552cm" svg:y="21.6cm">
          <draw:text-box>
            <text:p text:style-name="P1"><text:span text:style-name="T1">END</text:span></text:p>
          </draw:text-box>
        </draw:frame>
        <draw:connector draw:style-name="gr18" draw:text-style-name="P1" draw:layer="measurelines" svg:x1="47.952cm" svg:y1="20.2cm" svg:x2="47.952cm" svg:y2="21.6cm" draw:start-shape="id39" draw:start-glue-point="2" draw:end-shape="id41" draw:end-glue-point="0" svg:d="m47952 20200v1400">
          <text:p/>
        </draw:connector>
        <draw:frame draw:style-name="gr1" draw:text-style-name="P2" xml:id="id42" draw:id="id42" draw:layer="measurelines" svg:width="2.8cm" svg:height="1.952cm" svg:x="17.7cm" svg:y="33.548cm">
          <draw:text-box>
            <text:p text:style-name="P1"><text:span text:style-name="T1">Player Enters Shop</text:span></text:p>
          </draw:text-box>
        </draw:frame>
        <draw:connector draw:style-name="gr4" draw:text-style-name="P1" draw:layer="measurelines" svg:x1="15.796cm" svg:y1="38.45cm" svg:x2="19.1cm" svg:y2="35.5cm" draw:start-shape="id24" draw:start-glue-point="3" draw:end-shape="id42" draw:end-glue-point="2" svg:d="m15796 38450h-501v-1850h3805v-1100">
          <text:p/>
        </draw:connector>
        <draw:connector draw:style-name="gr2" draw:text-style-name="P1" draw:layer="measurelines" svg:x1="19.1cm" svg:y1="33.548cm" svg:x2="6.461cm" svg:y2="35.151cm" draw:start-shape="id42" draw:start-glue-point="0" draw:end-shape="id31" draw:end-glue-point="3" svg:d="m19100 33548v-501h-12639v21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13T14:43:21.28</meta:creation-date>
    <meta:editing-duration>PT1H10M54S</meta:editing-duration>
    <meta:editing-cycles>3</meta:editing-cycles>
    <meta:generator>OpenOffice/4.0.0$Win32 OpenOffice.org_project/400m3$Build-9702</meta:generator>
    <meta:initial-creator>Daniel Bechaz</meta:initial-creator>
    <dc:date>2014-07-14T10:15:29.05</dc:date>
    <dc:creator>Daniel Bechaz</dc:creator>
    <meta:document-statistic meta:object-count="90"/>
  </office:meta>
</office:document-meta>
</file>